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En-têtedetabledesmatières" style:master-page-name="MP0" style:family="paragraph">
      <style:paragraph-properties fo:break-before="page">
        <style:tab-stops>
          <style:tab-stop style:type="left" style:position="2.0166in"/>
        </style:tab-stops>
      </style:paragraph-properties>
    </style:style>
    <style:style style:name="P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</office:automatic-styles>
  <office:body>
    <office:text text:use-soft-page-breaks="true">
      <text:p text:style-name="P1">Table des matières<text:tab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19312372" office:target-frame-name="_top" xlink:show="replace"><text:span text:style-name="Lienhypertexte">Acteurs</text:span><text:tab/>2</text:a></text:p>
          <text:p text:style-name="P3"><text:a xlink:href="#_Toc119312373" office:target-frame-name="_top" xlink:show="replace"><text:span text:style-name="Lienhypertexte">Acteurs primaires</text:span><text:tab/>2</text:a></text:p>
          <text:p text:style-name="P4"><text:a xlink:href="#_Toc119312374" office:target-frame-name="_top" xlink:show="replace"><text:span text:style-name="Lienhypertexte">Acteurs secondaires</text:span><text:tab/>2</text:a></text:p>
          <text:p text:style-name="P5"><text:a xlink:href="#_Toc119312375" office:target-frame-name="_top" xlink:show="replace"><text:span text:style-name="Lienhypertexte">Use Case Diagram</text:span><text:tab/>2</text:a></text:p>
          <text:p text:style-name="P6"><text:a xlink:href="#_Toc119312376" office:target-frame-name="_top" xlink:show="replace"><text:span text:style-name="Lienhypertexte">Diagramme des classes</text:span><text:tab/>2</text:a></text:p>
          <text:p text:style-name="P7"><text:a xlink:href="#_Toc119312377" office:target-frame-name="_top" xlink:show="replace"><text:span text:style-name="Lienhypertexte">Schéma</text:span><text:tab/>2</text:a></text:p>
          <text:p text:style-name="P8"><text:a xlink:href="#_Toc119312378" office:target-frame-name="_top" xlink:show="replace"><text:span text:style-name="Lienhypertexte">Description et typologie</text:span><text:tab/>2</text:a></text:p>
          <text:p text:style-name="P9"><text:a xlink:href="#_Toc119312379" office:target-frame-name="_top" xlink:show="replace"><text:span text:style-name="Lienhypertexte">Diagrammes de séquences</text:span><text:tab/>2</text:a></text:p>
          <text:p text:style-name="P10"><text:a xlink:href="#_Toc119312380" office:target-frame-name="_top" xlink:show="replace"><text:span text:style-name="Lienhypertexte">Connexion au réseau et choix du login</text:span><text:tab/>2</text:a></text:p>
          <text:p text:style-name="P11"><text:a xlink:href="#_Toc119312381" office:target-frame-name="_top" xlink:show="replace"><text:span text:style-name="Lienhypertexte">Conversation avec un autre agent</text:span><text:tab/>2</text:a></text:p>
          <text:p text:style-name="P12"><text:a xlink:href="#_Toc119312382" office:target-frame-name="_top" xlink:show="replace"><text:span text:style-name="Lienhypertexte">Changement de pseudo</text:span><text:tab/>2</text:a></text:p>
          <text:p text:style-name="P13"><text:a xlink:href="#_Toc119312383" office:target-frame-name="_top" xlink:show="replace"><text:span text:style-name="Lienhypertexte">Déconnexion</text:span><text:tab/>2</text:a></text:p>
          <text:p text:style-name="P14"><text:a xlink:href="#_Toc119312384" office:target-frame-name="_top" xlink:show="replace"><text:span text:style-name="Lienhypertexte">Diagramme de composites</text:span><text:tab/>2</text:a></text:p>
          <text:p text:style-name="P15"><text:a xlink:href="#_Toc119312385" office:target-frame-name="_top" xlink:show="replace"><text:span text:style-name="Lienhypertexte">Diagramme de déploiement</text:span><text:tab/>2</text:a></text:p>
          <text:p text:style-name="P16"><text:a xlink:href="#_Toc119312386" office:target-frame-name="_top" xlink:show="replace"><text:span text:style-name="Lienhypertexte">Schéma de la BDD</text:span><text:tab/>2</text:a></text:p>
          <text:p text:style-name="P17"><text:a xlink:href="#_Toc119312387" office:target-frame-name="_top" xlink:show="replace"><text:span text:style-name="Lienhypertexte">Maquettes GUI</text:span><text:tab/>2</text:a></text:p>
        </text:index-body>
      </text:table-of-content>
      <text:p text:style-name="Normal"/>
      <text:p text:style-name="Normal"/>
      <text:p text:style-name="Normal"/>
      <text:p text:style-name="Normal"/>
      <text:h text:style-name="Titre1" text:outline-level="1"><text:bookmark-start text:name="_Toc119312372"/><text:soft-page-break/>Acteurs<text:bookmark-end text:name="_Toc119312372"/></text:h>
      <text:h text:style-name="Titre2" text:outline-level="2"><text:bookmark-start text:name="_Toc119312373"/>Acteurs primaires<text:bookmark-end text:name="_Toc119312373"/></text:h>
      <text:h text:style-name="Titre2" text:outline-level="2"><text:bookmark-start text:name="_Toc119312374"/>Acteurs secondaires<text:bookmark-end text:name="_Toc119312374"/></text:h>
      <text:h text:style-name="Titre1" text:outline-level="1"><text:bookmark-start text:name="_Toc119312375"/>Use Case Diagram<text:bookmark-end text:name="_Toc119312375"/></text:h>
      <text:h text:style-name="Titre1" text:outline-level="1"><text:bookmark-start text:name="_Toc119312376"/>Diagramme des classes<text:bookmark-end text:name="_Toc119312376"/></text:h>
      <text:h text:style-name="Titre2" text:outline-level="2"><text:bookmark-start text:name="_Toc119312377"/>Schéma<text:bookmark-end text:name="_Toc119312377"/></text:h>
      <text:h text:style-name="Titre2" text:outline-level="2"><text:bookmark-start text:name="_Toc119312378"/>Description et typologie<text:bookmark-end text:name="_Toc119312378"/></text:h>
      <text:h text:style-name="Titre1" text:outline-level="1"><text:bookmark-start text:name="_Toc119312379"/>Diagrammes de séquences<text:bookmark-end text:name="_Toc119312379"/></text:h>
      <text:h text:style-name="Titre2" text:outline-level="2"><text:bookmark-start text:name="_Toc119312380"/>Connexion au réseau et choix du login<text:bookmark-end text:name="_Toc119312380"/></text:h>
      <text:h text:style-name="Titre2" text:outline-level="2"><text:bookmark-start text:name="_Toc119312381"/>Conversation avec un autre agent<text:bookmark-end text:name="_Toc119312381"/></text:h>
      <text:h text:style-name="Titre2" text:outline-level="2"><text:bookmark-start text:name="_Toc119312382"/>Changement de pseudo<text:bookmark-end text:name="_Toc119312382"/></text:h>
      <text:h text:style-name="Titre2" text:outline-level="2"><text:bookmark-start text:name="_Toc119312383"/>Déconnexion<text:bookmark-end text:name="_Toc119312383"/></text:h>
      <text:h text:style-name="Titre1" text:outline-level="1"><text:bookmark-start text:name="_Toc119312384"/>Diagramme de composites<text:bookmark-end text:name="_Toc119312384"/></text:h>
      <text:h text:style-name="Titre1" text:outline-level="1"><text:bookmark-start text:name="_Toc119312385"/>Diagramme de déploiement<text:bookmark-end text:name="_Toc119312385"/></text:h>
      <text:h text:style-name="Titre1" text:outline-level="1"><text:bookmark-start text:name="_Toc119312386"/>Schéma de la BDD<text:bookmark-end text:name="_Toc119312386"/></text:h>
      <text:h text:style-name="Titre1" text:outline-level="1"><text:bookmark-start text:name="_Toc119312387"/>Maquettes GUI<text:bookmark-end text:name="_Toc11931238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bottom="0.0833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paragraph-properties fo:text-align="start" fo:line-height="107%"/>
      <style:text-properties style:language-asian="fr" style:country-asian="FR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han Jarnac</meta:initial-creator>
    <dc:creator>Yohan Jarnac</dc:creator>
    <meta:creation-date>2022-11-14T08:53:00Z</meta:creation-date>
    <dc:date>2022-11-14T09:01:00Z</dc:date>
    <meta:template xlink:href="Normal" xlink:type="simple"/>
    <meta:editing-cycles>1</meta:editing-cycles>
    <meta:editing-duration>PT480S</meta:editing-duration>
    <meta:document-statistic meta:page-count="2" meta:paragraph-count="3" meta:word-count="270" meta:character-count="1755" meta:row-count="12" meta:non-whitespace-character-count="1488"/>
  </office:meta>
</office:document-meta>
</file>